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yphen.Hyphen( String pre , String no , String p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yphen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yphen.Hyphen( String p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